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o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Martim Soa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Rodeiro (Ponte Vedra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Múnio Fernandes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Soares de Taveiró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Per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Bavec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bril Pe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bril Per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erras de Ned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Gonçalo Esqui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onçalo Esqui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elano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Varela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Varela Fernand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Fernando 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Varela Fernande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orraz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Búv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Búv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o Moniz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aio Moniz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relaçons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Nóv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Nóvoa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ão Cristóvão de Dormeá</text:p>
          </table:table-cell>
          <table:table-cell/>
        </table:table-row>
        <table:table-row table:style-name="ro1">
          <table:table-cell office:value-type="string" calcext:value-type="string">
            <text:p>Calh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nte de Lim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rigo Fernand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Rodrigo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alheir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Nóv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eã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a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recent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recent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inh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ur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or da Can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or da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ai da Can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Aboim de Nóbrega</text:p>
          </table:table-cell>
          <table:table-cell/>
        </table:table-row>
        <table:table-row table:style-name="ro1">
          <table:table-cell office:value-type="string" calcext:value-type="string">
            <text:p>Aboim de Nóbreg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Ourigues de Nóbreg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Ourigues de Nóbreg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Dona Beatriz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Beatriz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nte de Lim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Alentej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Peres de Argani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aria Eanes de Aboi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aria Eanes de Aboi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 de Porte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 de Porte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Eanes de Por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table:style-name="ce1"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table:style-name="ce1"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undar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Vila Boim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undar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rte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undar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osteiro de Marmel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aminho Francê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aminho Francês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alavera de la Rein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ia Lev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ia e Sancha Pe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oeda Velh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oeda Ve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Toronh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oronh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udoeste Galiz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Mosteiro de Fiãe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osteiro de Fiães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elgaç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ornel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ornel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Ribadáv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ibadáv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Nóv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em Rodrigues Teno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rraca Guterres Moch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Urraca Guterres Moc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ernando de Serp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ando de Serp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estrov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João Martins Mox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 Mox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êrzeo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Cêrze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êrci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êrci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alim (GZ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êrci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oximi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Urraca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Nu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Gonçalo Nu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Fernandes Torneo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João Fernandes Torneo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Fernandes Torneol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órdov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orneol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Nuno Fernandes Torneo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orneol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Nuno Fernandes Torneo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Córdov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órdova</text:p>
          </table:table-cell>
          <table:table-cell office:value-type="string" calcext:value-type="string">
            <text:p>geo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Lim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João Airas de Lim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Urraca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Urraca Fernand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Minho ourensan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raça do Camp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raça do Camp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coetaneo</text:p>
          </table:table-cell>
          <table:table-cell office:value-type="string" calcext:value-type="string">
            <text:p>Gomes Garc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coetaneo</text:p>
          </table:table-cell>
          <table:table-cell office:value-type="string" calcext:value-type="string">
            <text:p>Rui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coetaneo</text:p>
          </table:table-cell>
          <table:table-cell office:value-type="string" calcext:value-type="string">
            <text:p>Sanco Sanch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e Cana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de Can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aradela (Tordoia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nte Vedr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iudad Rodrig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assassinado</text:p>
          </table:table-cell>
          <table:table-cell office:value-type="string" calcext:value-type="string">
            <text:p>Rui Peres Teno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ui Peres Teno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em Rodrigues Teno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ldao Maldonad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Forcarei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ilhed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oximi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Pai Moniz de Rod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ilha de Dom Pai Moniz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ilha de Dom Pai Moniz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Pai Moniz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Jerez de la Frontera</text:p>
          </table:table-cell>
          <table:table-cell/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ia Balteir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Vasco Peres Pard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Gonçalo Eanes do Vinh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omes Barro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Bavec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Soar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cabru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storg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list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Pedro Nunes de Santia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na Beatriz de Suáb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Beatriz de Suáb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aume 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a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po Dias de Ha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Telo Afonso de Menes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e Arme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erra Sant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mbr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Ambroa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anto Tirso de Ambroa</text:p>
          </table:table-cell>
          <table:table-cell table:style-name="ce1"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Santo Tirso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run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ernando Esca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relaçons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Dom Múnio Fernandes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Meo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São Simão de Ons-Cacheira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Meog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sten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ostenl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ão Simão de Ons-Cacheira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ão Simão de Ons-Cacheiras</text:p>
          </table:table-cell>
          <table:table-cell/>
          <table:table-cell office:value-type="string" calcext:value-type="string">
            <text:p>proximi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ancho Sanch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ancho Sanch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São Simão de Ons-Cacheira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ancho Sanch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São Salvador de Bastavale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ão Salvador de Bastavales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riom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na Beatriz de Suáb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ducaçom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Garcia Fernandes de Villamay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arcia Fernandes de Villamay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arcia Fernandes de Villamayor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aceda (Galiza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Lim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ducaçom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Ribadáv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eresa Gil de Soveros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oronh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laçons</text:p>
          </table:table-cell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Múrc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Fernando de la Cerd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Garcia Pe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Vasco Gi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Gonçalo Eanes do Vinh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m Arnald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eatriz de Guillén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Beatriz de Guillén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Beatriz de Suáb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eatriz de Suáb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rederic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olon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Ca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Meo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Estêvã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os Ma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Dom João Afonso de Albuquerqu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IV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eresa Migué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ispo de Viseu (Dom Miguel Vivas)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tim de Mox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Garcia de Guilhad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ispo de Viseu (Dom Miguel Vivas)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fons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ispo de Viseu (Dom Miguel Vivas)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iras Nunes de Santiago</text:p>
          </table:table-cell>
          <table:table-cell office:value-type="string" calcext:value-type="string">
            <text:p>pess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20:33:39.8056801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2:09:28.917126099</meta:creation-date>
    <dc:date>2015-05-21T20:35:24.771513818</dc:date>
    <meta:editing-duration>PT1H22M17S</meta:editing-duration>
    <meta:editing-cycles>8</meta:editing-cycles>
    <meta:generator>LibreOffice/4.4.2.2$Linux_X86_64 LibreOffice_project/40m0$Build-2</meta:generator>
    <meta:document-statistic meta:table-count="1" meta:cell-count="1908" meta:object-count="0"/>
  </office:meta>
</office:document-meta>
</file>